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992000003529717D6258E62C856.tif" manifest:media-type="image/tif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22pt" fo:font-weight="bold" officeooo:rsid="00149953" officeooo:paragraph-rsid="00149953" style:font-size-asian="22pt" style:font-weight-asian="bold" style:font-size-complex="22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1974ee" officeooo:paragraph-rsid="001974ee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1974ee" officeooo:paragraph-rsid="001974ee" style:font-size-asian="14pt" style:font-weight-asian="normal" style:font-size-complex="16pt" style:font-weight-complex="normal"/>
    </style:style>
    <style:style style:name="P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25a4a" officeooo:paragraph-rsid="002431f5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margin-top="0cm" fo:margin-bottom="0.55cm" loext:contextual-spacing="false" fo:text-align="start" style:justify-single-word="false"/>
      <style:text-properties officeooo:paragraph-rsid="001a2b54"/>
    </style:style>
    <style:style style:name="P9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225a4a" officeooo:paragraph-rsid="00225a4a" style:font-size-asian="18pt" style:font-weight-asian="bold" style:font-size-complex="18pt" style:font-weight-complex="bold"/>
    </style:style>
    <style:style style:name="P10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fo:font-size="16pt" fo:font-weight="normal" officeooo:rsid="00225a4a" officeooo:paragraph-rsid="00225a4a" style:font-size-asian="14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fo:font-size="16pt" fo:font-weight="bold" officeooo:rsid="00225a4a" officeooo:paragraph-rsid="00225a4a" style:font-size-asian="14pt" style:font-weight-asian="bold" style:font-size-complex="16pt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officeooo:rsid="001578f7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font-weight="normal" officeooo:rsid="001974ee" style:font-size-asian="14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1a2b54" style:font-size-asian="14pt" style:font-weight-asian="normal" style:font-size-complex="16pt" style:font-weight-complex="normal"/>
    </style:style>
    <style:style style:name="T6" style:family="text">
      <style:text-properties style:font-name="Arial" fo:font-size="16pt" fo:font-weight="normal" officeooo:rsid="001f1ac4" style:font-size-asian="14pt" style:font-weight-asian="normal" style:font-size-complex="16pt" style:font-weight-complex="normal"/>
    </style:style>
    <style:style style:name="T7" style:family="text">
      <style:text-properties style:font-name="Arial" officeooo:rsid="001a2b54"/>
    </style:style>
    <style:style style:name="T8" style:family="text">
      <style:text-properties style:font-name="Arial" officeooo:rsid="002305c9"/>
    </style:style>
    <style:style style:name="T9" style:family="text">
      <style:text-properties style:font-name="Arial" officeooo:rsid="00243249"/>
    </style:style>
    <style:style style:name="T10" style:family="text">
      <style:text-properties style:font-name="Arial" fo:font-weight="bold" officeooo:rsid="00243249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019cm, 0.01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CAL</text:p>
      <text:p text:style-name="P5">Tema 9 – EatExpress: Entrega de comida</text:p>
      <text:p text:style-name="P1"><draw:frame draw:style-name="fr1" draw:name="Imagem1" text:anchor-type="paragraph" svg:x="0.072cm" svg:y="-10.996cm" svg:width="16.99cm" svg:height="5.881cm" draw:z-index="0"><draw:image xlink:href="Pictures/1000000000000992000003529717D6258E62C856.tif" xlink:type="simple" xlink:show="embed" xlink:actuate="onLoad" loext:mime-type="image/tiff"/></draw:frame>Turma 1, Grupo 4:</text:p>
      <text:p text:style-name="P2"><text:span text:style-name="T1">Carlos Lousada, </text:span><text:a xlink:type="simple" xlink:href="mailto:up201806302@fe.up.pt" text:style-name="Internet_20_link" text:visited-style-name="Visited_20_Internet_20_Link"><text:span text:style-name="T1">up201806302@fe.up.pt</text:span></text:a></text:p>
      <text:p text:style-name="P2"><text:span text:style-name="T1">João Matos, </text:span><text:a xlink:type="simple" xlink:href="mailto:up201703884@fe.up.pt" text:style-name="Internet_20_link" text:visited-style-name="Visited_20_Internet_20_Link"><text:span text:style-name="T1">up201703884@fe.up.pt</text:span></text:a></text:p>
      <text:p text:style-name="P2"><text:span text:style-name="T1">Pedro Queirós, </text:span><text:a xlink:type="simple" xlink:href="mailto:up201806329@fe.up.pt" text:style-name="Internet_20_link" text:visited-style-name="Visited_20_Internet_20_Link"><text:span text:style-name="T1">up</text:span></text:a><text:a xlink:type="simple" xlink:href="mailto:up201806329@fe.up.pt" text:style-name="Internet_20_link" text:visited-style-name="Visited_20_Internet_20_Link"><text:span text:style-name="T2">201806329@fe.up.pt</text:span></text:a></text:p>
      <text:p text:style-name="P4">Índice</text:p>
      <text:list xml:id="list1783878128" text:style-name="L1">
        <text:list-item>
          <text:p text:style-name="P6">Introdução - descrição do tema</text:p>
        </text:list-item>
        <text:list-item>
          <text:p text:style-name="P6">Identificação e formalização do problema</text:p>
        </text:list-item>
        <text:list-item>
          <text:p text:style-name="P6">Perspetiva de solução</text:p>
        </text:list-item>
        <text:list-item>
          <text:p text:style-name="P6">Casos de utilização suportados</text:p>
        </text:list-item>
        <text:list-item>
          <text:p text:style-name="P6">Conclusão</text:p>
        </text:list-item>
        <text:list-item>
          <text:p text:style-name="P6">(Bibliografia)</text:p>
        </text:list-item>
      </text:list>
      <text:p text:style-name="P4">Introdução – descrição do tema</text:p>
      <text:p text:style-name="P8"><text:span text:style-name="T4"><text:tab/>O nosso trabalho consiste em desenvolver uma aplicação que permita a uma empresa de entrega </text:span><text:span text:style-name="T6">(EatExpress)</text:span><text:span text:style-name="T4"> de comida </text:span><text:span text:style-name="T5">saber</text:span><text:span text:style-name="T4"> que percursos os seus funcionários devem usar, </text:span><text:span text:style-name="T5">sendo que estes podem usar diversos meios de transporte diferentes</text:span><text:span text:style-name="T4">. </text:span><text:span text:style-name="T5">Relativamente aos clientes, estes podem escolher um restaurante e o prato que querem.</text:span><text:span text:style-name="T4"> </text:span><text:span text:style-name="T5">Por fim, o sistema também terá em conta acidentes ou obras que possam inviabilizar certos percursos.</text:span></text:p>
      <text:p text:style-name="P9"><text:span text:style-name="T7">I</text:span><text:span text:style-name="T3">dentificação e formalização do problema</text:span></text:p>
      <text:list xml:id="list842078094" text:style-name="L2">
        <text:list-item>
          <text:p text:style-name="P11"><text:span text:style-name="T3">Dados de entrada</text:span></text:p>
          <text:p text:style-name="P10"><text:span text:style-name="T3">- Conjunto de vértices do grafo (sendo que cada um representa um interseção na rede viária)</text:span></text:p>
          <text:p text:style-name="P10"><text:span text:style-name="T3">- </text:span><text:span text:style-name="T8">Conjunto de arestas do grafo (sendo que cada uma representa uma via na rede, </text:span><text:span text:style-name="T10">separadas dos vértices?</text:span><text:span text:style-name="T8">)</text:span></text:p>
        </text:list-item>
        <text:list-item>
          <text:p text:style-name="P11"><text:span text:style-name="T3">Dados de saída</text:span></text:p>
          <text:p text:style-name="P7">-</text:p>
        </text:list-item>
        <text:list-item>
          <text:p text:style-name="P11"><text:span text:style-name="T3">Função objetivo</text:span></text:p>
        </text:list-item>
        <text:list-item>
          <text:p text:style-name="P11"><text:span text:style-name="T3">Restriçõ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19:51.769797952</meta:creation-date>
    <dc:date>2020-04-15T17:07:37.763899195</dc:date>
    <meta:editing-duration>PT32M51S</meta:editing-duration>
    <meta:editing-cycles>5</meta:editing-cycles>
    <meta:generator>LibreOffice/6.3.5.2$Linux_X86_64 LibreOffice_project/30$Build-2</meta:generator>
    <meta:document-statistic meta:table-count="0" meta:image-count="1" meta:object-count="0" meta:page-count="3" meta:paragraph-count="23" meta:word-count="172" meta:character-count="1077" meta:non-whitespace-character-count="938"/>
  </office:meta>
</office:document-meta>
</file>